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fd78b"/>
    </style:style>
    <style:style style:name="P2" style:family="paragraph" style:parent-style-name="Standard">
      <style:paragraph-properties fo:text-align="center" style:justify-single-word="false"/>
      <style:text-properties officeooo:paragraph-rsid="0022fd5f"/>
    </style:style>
    <style:style style:name="P3" style:family="paragraph" style:parent-style-name="Standard">
      <style:paragraph-properties fo:text-align="center" style:justify-single-word="false"/>
      <style:text-properties officeooo:paragraph-rsid="0023eaaa"/>
    </style:style>
    <style:style style:name="P4" style:family="paragraph" style:parent-style-name="Standard">
      <style:paragraph-properties fo:text-align="center" style:justify-single-word="false"/>
      <style:text-properties officeooo:paragraph-rsid="0025e9a6"/>
    </style:style>
    <style:style style:name="P5" style:family="paragraph" style:parent-style-name="Standard">
      <style:paragraph-properties fo:text-align="center" style:justify-single-word="false"/>
      <style:text-properties officeooo:paragraph-rsid="0028e2e4"/>
    </style:style>
    <style:style style:name="P6" style:family="paragraph" style:parent-style-name="Standard">
      <style:text-properties officeooo:paragraph-rsid="0025e9a6"/>
    </style:style>
    <style:style style:name="P7" style:family="paragraph" style:parent-style-name="Standard">
      <style:paragraph-properties fo:margin-top="0in" fo:margin-bottom="0.111in" style:contextual-spacing="false" fo:line-height="107%"/>
    </style:style>
    <style:style style:name="P8" style:family="paragraph" style:parent-style-name="Standard">
      <style:paragraph-properties fo:margin-top="0in" fo:margin-bottom="0.111in" style:contextual-spacing="false" fo:line-height="107%" fo:text-align="center" style:justify-single-word="false"/>
    </style:style>
    <style:style style:name="P9" style:family="paragraph" style:parent-style-name="Standard">
      <style:paragraph-properties fo:margin-top="0in" fo:margin-bottom="0.111in" style:contextual-spacing="false" fo:line-height="107%"/>
      <style:text-properties fo:color="#262626" loext:opacity="100%" style:font-name="TimesNewRomanPSMT" fo:font-size="12pt" style:text-underline-style="none" style:font-size-asian="12pt"/>
    </style:style>
    <style:style style:name="T1" style:family="text">
      <style:text-properties fo:color="#262626" loext:opacity="100%" style:font-name="TimesNewRomanPSMT" fo:font-size="22pt" style:text-underline-style="none" style:font-size-asian="22pt"/>
    </style:style>
    <style:style style:name="T2" style:family="text">
      <style:text-properties fo:color="#262626" loext:opacity="100%" style:font-name="TimesNewRomanPSMT" fo:font-size="22pt" style:text-underline-style="none" officeooo:rsid="002391fb" style:font-size-asian="22pt"/>
    </style:style>
    <style:style style:name="T3" style:family="text">
      <style:text-properties fo:color="#262626" loext:opacity="100%" style:font-name="TimesNewRomanPSMT" fo:font-size="12pt" style:text-underline-style="none"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Титульный слайд</text:span></text:p>
      <text:p text:style-name="P7"><text:span text:style-name="T1"><text:tab/></text:span><text:span text:style-name="T3">Вопрос по выбору посвящен квантовым вычислениям и их реализации в квантовых компьютерах на ионных ловушках. Его я сделал совместно с (имя соседа). Мотив был следующий: сейчас тема квантовых компьютеров очень популярна в связи с перспективой их применения в криптографии и математическом моделировании. В СМИ очень много статей посвящено их поразительной эффективности для решения различных задач и их серьезном влиянии на будущее человечества. Мы решили разобраться в этой теме, узнать как устроен квантовый компьютер, а также оценить, насколько действительно хороши квантовые компьютеры с точки зрения вычислений. <text:s/>Конкретно нас заинтересовало, как вычисляют квантовые компьютеры, чем они отличаются от классических, как они устроены с точки зрения физики и насколько они перспективны. Как оказалось, квантовые компьютеры имеют массу физических вопрощений. Конкретную реализацию на ионных ловушках нам подсказал Сергей Петрович Никитин, член клуба менторов Физтех-Союза по науке. Конечно, эта реализация далеко не единственная. Так, <text:s/>существуют кубиты на фотонах, сверхпроводниках, оптических резонаторах. Их физика сложна и существенно выходит за рамки курса по атомной и ядерной физике. Поэтому выбор в пользу ионных ловушек нам показался осмысленным с точки зрения трудности восприятия и приближённости к курсу общей физики.</text:span></text:p>
      <text:p text:style-name="P8"><text:span text:style-name="T3"><text:tab/></text:span><text:span text:style-name="T1">Оглавление</text:span></text:p>
      <text:p text:style-name="P7"><text:span text:style-name="T1"><text:tab/></text:span><text:span text:style-name="T3">Содержание нашего вопроса по выбору следующее…</text:span></text:p>
      <text:p text:style-name="P8"><text:span text:style-name="T1">Введение в квантовые вычисления</text:span></text:p>
      <text:p text:style-name="P7"><text:span text:style-name="T3"><text:tab/>Зададимся вначале простым вопросом: как реализуется классический бит? Ответ на него прост: существуют триггеры – электронные устройства, способные долго находиться в одном из двух устойчивых состояний и чередовать их под воздействием внешних сигналов. Они преимущественно изготовляются из полупроводниковых приборов (такие как биполярный и полевой транзисторы), в прошлом – из электромагнитных реле и электронных ламп. Состояния триггеров условно обозначаются как 0 и 1. Они сохраняются после прекращения действия переключающего сигнала, что позволяет их использовать как элементы памяти. Их состояния легко опознаются по значению выходного напряжения. При этом надо отметить, что состояние триггера не меняется после измерения выходного напряжения. Итак, особенность классического бита (или, что то же самое, триггера) состоит в том, что он может быть строго в двух состояниях, эти состояния устойчивы и не меняются после измерения. </text:span></text:p>
      <text:p text:style-name="P7"><text:span text:style-name="T3"><text:tab/>Прежде чем разбираться с устройстве квантовых битов (или кубитов), нужно разобраться с тем, что такое пространство состояний. В квантовой механике с каждой изолированной физической системой связывается комлексное векторное пространство со скалярным произведением с требованием полноты относительно метрики, порожденной скалярным произведением. Это пространство состояний физической системы. Оно вообще говоря, может быть бесконечномерным, однако, говоря о кубите, мы имеем дело с двумерным комплексным пространством C^2 (читается «цэ-два»). Обозначим его базисные векторы состояний за |0&gt; и |1&gt; - это так называемые кет-векторы. Они аналогичны состояниям 0 и 1 классического бита-триггера, хотя, конечно, это сравнение неформальное, так как физическая </text:span><text:soft-page-break/><text:span text:style-name="T3">реализация классических триггеров и квантовых кубитов принципиально отличается, да и базис в простанстве состояний можно выбрать бесконечным числом способов. Заметим, что произвольный вектор из пространства состояний является линейной комбинацией базисных кет-векторов. Здесь проявляется первое отличие кубита от классического бита – кубит находится в суперпозиции двух состояний и формально принимает бесконечное число значений. Значит ли это, что кубит имеет бесконечную вариацию состояний? Оказывается, что во время измерения кубит переходит только в одно из двух состояний- |0&gt; или |1&gt; и мы не можем измерить значений коэффициентов. Тем не менее, измеряя один и тот же кубит много раз, мы можем оценить квадраты модулей этих коэффициентов, поскольку они равны вероятностям перейти в соответствующее состояние. Отсюда кстати, получается условие нормировки. После измерения состояние кубита переходит с фиксированное состояние – ситуация, аналогичная коту Шреддингера. Это значит, что процесс измерения влияет на состояние кубита, в отличие от классического бита. Как будет далее, квантовые системы очень неустойчивы и требуют ресурсов для поддержания кубита в суперпозиции. Это также отличает классический бит от кубита. </text:span></text:p>
      <text:p text:style-name="P8"><text:span text:style-name="T1">Классический бит и квантовый (картинка)</text:span></text:p>
      <text:p text:style-name="P7"><text:span text:style-name="T3"><text:tab/>Геометрическая интерпретация состояния кубита получается из условия нормировки. Множитель с гамма можно игнорировать, так как он не приводит к наблюдаемым эффектам. Тогда мы получаем вектор состояния, зависящий от двух параметров, конец которого заметает единичную сферу Блоха. Пример физической реализации двухуровненой модели кубита – атом с электронном в основном и первым возбужденном состояниями. Облучая атом энергией в течении некоторого времени, можно перевести электрон из состояния 0 в состояние 1. Оказывается, что если сократить время облучения, то можно оставить электрон в суперпозиции этих двух состояний. Таким образом имеем атомную реализации кубита.</text:span></text:p>
      <text:p text:style-name="P9"/>
      <text:p text:style-name="Standard"><text:span text:style-name="T3"><text:tab/></text:span> <text:s text:c="3"/></text:p>
      <text:p text:style-name="Standard"/>
      <text:p text:style-name="P1"><text:s text:c="3"/></text:p>
      <text:p text:style-name="Standard"/>
      <text:p text:style-name="P1"><text:s text:c="4"/><text:span text:style-name="T1">Принцип работы ионной ловушки. Общие сведения</text:span></text:p>
      <text:p text:style-name="Standard"/>
      <text:p text:style-name="Standard"><text:s text:c="3"/></text:p>
      <text:p text:style-name="Standard"/>
      <text:p text:style-name="Standard"><text:s text:c="4"/>Идея: контролирование спиновых состояний. Небольшое количество ионизированных атомов</text:p>
      <text:p text:style-name="Standard"><text:s text:c="4"/>удерживается в электромагнитной ловушке, после чего они охлаждаются <text:s/>до температуры, при которой кинетическая энергия становится малой по сравнению со спиновыми энергиями.</text:p>
      <text:p text:style-name="Standard"><text:s text:c="4"/>Включая внешнее резонансное магнитное поле, можно селективно воздействоавть на</text:p>
      <text:p text:style-name="Standard"><text:s text:c="4"/>некоторую пару состояний.</text:p>
      <text:p text:style-name="Standard"/>
      <text:p text:style-name="Standard"/>
      <text:p text:style-name="Standard"><text:s text:c="6"/>Физическая аппаратура</text:p>
      <text:p text:style-name="Standard"/>
      <text:p text:style-name="Standard"><text:s text:c="4"/>Главная часть экспериментальной установки: электромагнитная ловушка, оборудованная лазерами,</text:p>
      <text:p text:style-name="Standard"><text:soft-page-break/><text:s text:c="4"/>фотодетекторы, ионы. Состоит из четырех цилиндрических электродов. Между внутренним и внешним</text:p>
      <text:p text:style-name="Standard"><text:s text:c="4"/>участками электрода поддерживается постоянная разность потенциалов так, что ионы находятся в</text:p>
      <text:p text:style-name="Standard"><text:s text:c="4"/>статическом потенциале kU0 (z^2 - (x^2 + y^2) / 2) и таким образом локализованы вдоль оси z.</text:p>
      <text:p text:style-name="Standard"><text:s text:c="4"/>Однако, согласно теореме Ирншоу, заряд не может удерживаться по всем трем координатам</text:p>
      <text:p text:style-name="Standard"><text:s text:c="4"/>в статическом потенциале, соответственно, на два из четырех электродов подают быстросциллирующее напряжение, создающее радиочастотный потенциал &lt; insert here &gt; , а два других электрода заземлены <text:s/>После усреднения по быстрым осцилляциям получаем эффективный параболический потенциал.</text:p>
      <text:p text:style-name="Standard"/>
      <text:p text:style-name="P4"><text:s text:c="4"/><text:span text:style-name="T1">Захват иона. Ловушка Паули</text:span></text:p>
      <text:p text:style-name="P6"/>
      <text:p text:style-name="P6"><text:s text:c="8"/>RF trapping relies on time variation of a potential that, at any instant in time, is anti-confining in at least one dimension. Confinement using this time-variation is en- abled due to the inertia of a massive charged particle. It is thus clear that the stability of an ion in such a pondero- motive trapping potential created in this manner would depend on the parameters of both the RF potential, as well as of the ion itself. In fact, the motion of an ion in an RF Paul trap satisfies the Mathieu equation [11] and depends in detail on these parameters, i.e. the ion’s charge-to-mass ratio, the RF frequency, the RF ampli- tude, and the curvature of the potential. Solutions to the Mathieu equation result in so-called “secular” harmonic bounded motion at a frequency typically somewhat less</text:p>
      <text:p text:style-name="Standard"/>
      <text:p text:style-name="Standard"/>
      <text:p text:style-name="Standard"/>
      <text:p text:style-name="P2"><text:s text:c="4"/><text:span text:style-name="T1">Доплеровское охлаждение</text:span></text:p>
      <text:p text:style-name="Standard"/>
      <text:p text:style-name="Standard"><text:s text:c="8"/>Доплеровское охлаждение — метод лазерного охлаждения, который основан на эффекте Доплера и спонтанном комбинационном рассеянии. Выберем два уровня энергии, основной и возбужденный, между которыми разрешен дипольный электрический переход. Вероятность столкновений молекул в единицу времени в газе много меньше, чем радиационная ширина спектральной линии перехода, и равна вероятности поглощения оптического фотона в единицу времени. Частота лазера выбирается несколько ниже частоты перехода. Благодаря эффекту Доплера те атомы, которые движутся навстречу фотону, «видят» более высокую частоту фотона и оказываются в условиях сильного резонансного рассеяния, в отличие от противоположного случая, когда условие резонанса не выполняется. В результате доминирует процесс поглощения фотонов со спонтанным переизлучением их в произвольном направлении в пространстве, сопровождающийся торможением движущихся атомов. При спонтанном комбинационном рассеянии в среднем происходит излучение фотона с частотой, большей чем у поглощённого фотона. Таким образом, излучённый фотон имеет большую энергию, чем поглощённый. Разность энергий этих фотонов «заимствуется» из энергии теплового движения атома. Если длина волны лазера равна, например, 600 нм, то в каждом акте рассеяния атом охлаждается на несколько милликельвин. В результате, для существенного охлаждения атома нужно порядка 100000 актов рассеяния.</text:p>
      <text:p text:style-name="Standard"/>
      <text:p text:style-name="P2"><text:s/></text:p>
      <text:p text:style-name="Standard"/>
      <text:p text:style-name="Standard"/>
      <text:p text:style-name="Standard"/>
      <text:p text:style-name="Standard"/>
      <text:p text:style-name="Standard"/>
      <text:p text:style-name="Standard"><text:soft-page-break/></text:p>
      <text:p text:style-name="Standard"/>
      <text:p text:style-name="Standard"/>
      <text:p text:style-name="P4"><text:span text:style-name="T1">Кубит на ионной ловушке. Физическая реализация кубита</text:span></text:p>
      <text:p text:style-name="P6"/>
      <text:p text:style-name="P6">Любая двухуровневая квантовая система может образовать кубит, и есть два основных способа сформировать кубит с использованием электронных состояний иона:</text:p>
      <text:p text:style-name="P6"><text:s text:c="2"/>Кубит представляет собой атомные состояния сверхтонкой структуры удерживаемых в ловушке атомо</text:p>
      <text:p text:style-name="P6"/>
      <text:p text:style-name="P6"><text:s text:c="4"/>Два сверхтонких уровня основного состояния (они называются «сверхтонкими кубитами»)</text:p>
      <text:p text:style-name="P6"><text:s text:c="4"/>Уровень основного состояния и возбужденный уровень (они называются «оптическими кубитами»).</text:p>
      <text:p text:style-name="P6"><text:s text:c="4"/>Сверхтонкие кубиты чрезвычайно долговечны (время распада от тысяч до миллионов лет) и стабильны по фазе / частоте (традиционно используются для атомных стандартов частоты). [8] Оптические кубиты также относительно долговечны (со временем распада порядка секунды) по сравнению с временем работы логического элемента (которое составляет порядка микросекунд ). Использование кубитов каждого типа ставит свои собственные задачи в лаборатории.</text:p>
      <text:p text:style-name="Standard"/>
      <text:p text:style-name="Standard"/>
      <text:p text:style-name="P5"><text:s text:c="3"/><text:span text:style-name="T2">Кубит на ионной ловушке. Инициализация системы</text:span></text:p>
      <text:p text:style-name="Standard"/>
      <text:p text:style-name="Standard"><text:s text:c="4"/>Состояния ионных кубитов могут быть приготовлены в определенном состоянии кубита с помощью процесса, называемого оптической накачкой . В этом процессе лазер связывает ион с некоторыми возбужденными состояниями, которые в конечном итоге распадаются до одного состояния, которое не связано с лазером. Как только ион достигает этого состояния, у него нет возбужденных уровней, с которыми можно было бы взаимодействовать в присутствии этого лазера, и, следовательно, он остается в этом состоянии. Если ион распадается до одного из других состояний, лазер будет продолжать возбуждать ион до тех пор, пока он не распадется до состояния, которое не взаимодействует с лазером. Этот процесс инициализации является стандартным для многих физических экспериментов и может выполняться с очень высокой точностью (&gt; 99,9%)</text:p>
      <text:p text:style-name="Standard"/>
      <text:p text:style-name="P3"><text:s text:c="4"/><text:span text:style-name="T1">Кубит на ионной ловушке. Измерение конечного состояния</text:span></text:p>
      <text:p text:style-name="Standard"/>
      <text:p text:style-name="Standard"><text:s text:c="4"/>Измерить состояние кубита, хранящегося в ионе, довольно просто. Обычно к иону применяется лазер, который связывает только одно из состояний кубита. Когда ион коллапсирует в это состояние во время процесса измерения, лазер возбуждает его, в результате чего при распаде иона из возбужденного состояния высвобождается фотон. После распада ион непрерывно возбуждается лазером и многократно испускает фотоны. Эти фотоны могут быть собраны фотоумножителем (ФЭУ) или камерой с зарядовой связью (ПЗС). Если ион коллапсирует в другое состояние кубита, он не взаимодействует с лазером и <text:soft-page-break/>фотон не испускается. Подсчитав количество собранных фотонов, можно определить состояние иона с очень высокой точностью (&gt; 99,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9T21:54:58.277769440</meta:creation-date>
    <meta:generator>LibreOffice/7.1.2.2$MacOSX_X86_64 LibreOffice_project/8a45595d069ef5570103caea1b71cc9d82b2aae4</meta:generator>
    <dc:date>2022-01-19T22:09:34.364578512</dc:date>
    <meta:editing-duration>PT14M30S</meta:editing-duration>
    <meta:editing-cycles>12</meta:editing-cycles>
    <meta:document-statistic meta:table-count="0" meta:image-count="0" meta:object-count="0" meta:page-count="5" meta:paragraph-count="39" meta:word-count="1459" meta:character-count="11088" meta:non-whitespace-character-count="9531"/>
  </office:meta>
</office:document-meta>
</file>